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 heading</text:p>
      <text:p text:style-name="Standard">h1.details</text:p>
      <text:p text:style-name="Standard"/>
      <text:p text:style-name="Standard">To change the color of text</text:p>
      <text:p text:style-name="Standard">{color:red}</text:p>
      <text:p text:style-name="Standard"/>
      <text:p text:style-name="Standard">To bold the text</text:p>
      <text:p text:style-name="Standard">*varsha desai*</text:p>
      <text:p text:style-name="Standard"/>
      <text:p text:style-name="Standard">to delete something</text:p>
      <text:p text:style-name="Standard">-varsha-</text:p>
      <text:p text:style-name="Standard"/>
      <text:p text:style-name="Standard">To quotint</text:p>
      <text:p text:style-name="Standard">{quote} varsha {quote}</text:p>
      <text:p text:style-name="Standard"/>
      <text:p text:style-name="Standard">to create a table</text:p>
      <text:p text:style-name="Standard"/>
      <text:p text:style-name="Standard">|| username|| password||</text:p>
      <text:p text:style-name="Standard"><text:s/>| username| pass|</text:p>
      <text:p text:style-name="Standard"/>
      <text:p text:style-name="Standard"/>
      <text:p text:style-name="Standard"/>
      <text:p text:style-name="Standard">Today's update:</text:p>
      <text:p text:style-name="Standard">JIRA Learning(Label an issue,Linking of issue,bug formatting,workflow,advance search)</text:p>
      <text:p text:style-name="Standard"/>
      <text:p text:style-name="Standard"/>
      <text:p text:style-name="Standard"/>
      <text:p text:style-name="Standard">XRAY plugin</text:p>
      <text:p text:style-name="Standard">1.We can write test plan into it ...like which module is going to be implement first..means we are going to set sequence here...</text:p>
      <text:p text:style-name="Standard">2.test cases writing and excecution also we get executation reports</text:p>
      <text:p text:style-name="Standard">3.Can integrate cucumber,selenium,junit,nunit frameworks for automation</text:p>
      <text:p text:style-name="Standard">4.CI tool <text:s/>like bamboo, jenkins</text:p>
      <text:p text:style-name="Standard">5.we can import testcases from csv and json also</text:p>
      <text:p text:style-name="Standard"/>
      <text:p text:style-name="Standard"/>
      <text:p text:style-name="Standard">Today's update:</text:p>
      <text:p text:style-name="Standard">1.Xray plugin features checked</text:p>
      <text:p text:style-name="Standard">2.How to import issues using csv file, checked</text:p>
      <text:p text:style-name="Standard">3.Zephyre plugin checked </text:p>
      <text:p text:style-name="Standard"/>
      <text:p text:style-name="Standard">Dear Ma'am,</text:p>
      <text:p text:style-name="Standard">This </text:p>
      <text:p text:style-name="Standard">************************************************************************************************************************************************************************</text:p>
      <text:p text:style-name="Standard"><text:s text:c="7"/>coding/implementaion <text:s text:c="3"/>unit testing <text:s/></text:p>
      <text:p text:style-name="Standard"/>
      <text:p text:style-name="Standard"/>
      <text:p text:style-name="Standard"/>
      <text:p text:style-name="Standard"><text:s text:c="9"/>Testing <text:s text:c="7"/>Testing Inprogress <text:s/>Bug assign <text:s/>retesting (if reopen) <text:s text:c="4"/>fixed <text:s text:c="2"/>Re-opened (add to before unit testing) <text:s text:c="7"/>Closed</text:p>
      <text:p text:style-name="Standard"><text:soft-page-break/></text:p>
      <text:p text:style-name="Standard"/>
      <text:p text:style-name="Standard">Homepage (main task)</text:p>
      <text:p text:style-name="Standard">Design</text:p>
      <text:p text:style-name="Standard">Frontend developers</text:p>
      <text:p text:style-name="Standard">Backend developers</text:p>
      <text:p text:style-name="Standard">Unit testing</text:p>
      <text:p text:style-name="Standard">Quality check</text:p>
      <text:p text:style-name="Standard"/>
      <text:p text:style-name="Standard"><text:s/>**********************************************************************************************************************************************************************</text:p>
      <text:p text:style-name="Standard">Todays update:</text:p>
      <text:p text:style-name="Standard">1.Project meeting with you 45m.</text:p>
      <text:p text:style-name="Standard">3.Staff meeting 20m</text:p>
      <text:p text:style-name="Standard">4. Reading specification of coinhub 1h30m</text:p>
      <text:p text:style-name="Standard">5.Understanding coinhub process 2h 50m</text:p>
      <text:p text:style-name="Standard"><text:tab/></text:p>
      <text:p text:style-name="Standard">******************************************************************************</text:p>
      <text:p text:style-name="Standard">Today's update:</text:p>
      <text:p text:style-name="Standard">1.Coinhub projecProject meeting 35m </text:p>
      <text:p text:style-name="Standard">2.Project process flow understanding 3h </text:p>
      <text:p text:style-name="Standard">3.Test conditions writing 1h</text:p>
      <text:p text:style-name="Standard"/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*****************************************************</text:p>
      <text:p text:style-name="Standard"/>
      <text:p text:style-name="Standard">Homepage,login,registration</text:p>
      <text:p text:style-name="Standard"><text:s/></text:p>
      <text:p text:style-name="Standard"/>
      <text:p text:style-name="Standard"/>
      <text:p text:style-name="Standard">***********************************************************************************************************************************************************************</text:p>
      <text:p text:style-name="Standard"/>
      <text:p text:style-name="Standard"/>
      <text:p text:style-name="Standard">//tagname[@attribute='value']</text:p>
      <text:p text:style-name="Standard">//tagname[.='']</text:p>
      <text:p text:style-name="Standard">tagname[attribute='value']</text:p>
      <text:p text:style-name="Standard">tagname#id</text:p>
      <text:p text:style-name="Standard">tagname.classname</text:p>
      <text:p text:style-name="Standard"/>
      <text:p text:style-name="Standard"/>
      <text:p text:style-name="Standard"/>
      <text:p text:style-name="Standard">*********************************************************************************************************************************************************************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20:49:20.494000000</meta:creation-date>
    <dc:date>2020-10-30T20:49:53.059000000</dc:date>
    <meta:editing-duration>PT32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3" meta:paragraph-count="58" meta:word-count="199" meta:character-count="2366" meta:non-whitespace-character-count="2171"/>
  </office:meta>
</office:document-meta>
</file>